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>
      <style:paragraph-properties fo:padding="0.0193in" fo:border="0.0008in solid #d9d9e3"/>
    </style:style>
    <style:style style:name="P10" style:family="paragraph" style:parent-style-name="Text_20_body" style:list-style-name="L1">
      <style:paragraph-properties fo:padding="0.0193in" fo:border="0.0008in solid #d9d9e3"/>
    </style:style>
    <style:style style:name="P11" style:family="paragraph" style:parent-style-name="Text_20_body" style:list-style-name="L2">
      <style:paragraph-properties fo:padding="0.0193in" fo:border="0.0008in solid #d9d9e3"/>
    </style:style>
    <style:style style:name="P12" style:family="paragraph" style:parent-style-name="Text_20_body" style:list-style-name="L3">
      <style:paragraph-properties fo:padding="0.0193in" fo:border="0.0008in solid #d9d9e3"/>
    </style:style>
    <style:style style:name="P13" style:family="paragraph" style:parent-style-name="Text_20_body" style:list-style-name="L4">
      <style:paragraph-properties fo:padding="0.0193in" fo:border="0.0008in solid #d9d9e3"/>
    </style:style>
    <style:style style:name="P14" style:family="paragraph" style:parent-style-name="Text_20_body" style:list-style-name="L5">
      <style:paragraph-properties fo:padding="0.0193in" fo:border="0.0008in solid #d9d9e3"/>
    </style:style>
    <style:style style:name="P15" style:family="paragraph" style:parent-style-name="Text_20_body" style:list-style-name="L6">
      <style:paragraph-properties fo:padding="0.0193in" fo:border="0.0008in solid #d9d9e3"/>
    </style:style>
    <style:style style:name="P16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0 советов по теме для изучения и понимания</text:p>
      <text:p text:style-name="P1">ChatGPT</text:p>
      <text:p text:style-name="P2">ChatGPT</text:p>
      <text:p text:style-name="P9">Конечно, вот 50 советов, которые помогут в изучении и понимании JavaScript:</text:p>
      <text:h text:style-name="P16" text:outline-level="3">Начало обучения:</text:h>
      <text:list xml:id="list7418044603738932083" text:style-name="L1">
        <text:list-item>
          <text:p text:style-name="P3"><text:span text:style-name="Strong_20_Emphasis">Установите цели:</text:span> Определите, что вы хотите достичь изучением JavaScript.</text:p>
        </text:list-item>
        <text:list-item>
          <text:p text:style-name="P3"><text:span text:style-name="Strong_20_Emphasis">Изучите основы HTML/CSS:</text:span> Понимание основ веб-разработки поможет лучше понять JavaScript.</text:p>
        </text:list-item>
        <text:list-item>
          <text:p text:style-name="P10"><text:span text:style-name="Strong_20_Emphasis">Структурируйте учебный план:</text:span> Определите последовательность тем для изучения.</text:p>
        </text:list-item>
      </text:list>
      <text:h text:style-name="P16" text:outline-level="3">Практика и эксперименты:</text:h>
      <text:list xml:id="list864961216034086856" text:style-name="L2">
        <text:list-item>
          <text:p text:style-name="P4"><text:span text:style-name="Strong_20_Emphasis">Практикуйте ежедневно:</text:span> Даже короткие сессии практики каждый день могут дать большой результат.</text:p>
        </text:list-item>
        <text:list-item>
          <text:p text:style-name="P4"><text:span text:style-name="Strong_20_Emphasis">Кодируйте свои проекты:</text:span> Создавайте собственные веб-приложения для лучшего понимания.</text:p>
        </text:list-item>
        <text:list-item>
          <text:p text:style-name="P4"><text:span text:style-name="Strong_20_Emphasis">Изучайте ошибки:</text:span> Понимание ошибок поможет избежать их в будущем.</text:p>
        </text:list-item>
        <text:list-item>
          <text:p text:style-name="P11"><text:span text:style-name="Strong_20_Emphasis">Читайте и анализируйте код других:</text:span> Изучайте код в открытых исходных кодах.</text:p>
        </text:list-item>
      </text:list>
      <text:h text:style-name="P16" text:outline-level="3">Источники обучения:</text:h>
      <text:list xml:id="list1999496776417680809" text:style-name="L3">
        <text:list-item>
          <text:p text:style-name="P5"><text:span text:style-name="Strong_20_Emphasis">Выберите хорошие книги:</text:span> Литература поможет понять основные концепции.</text:p>
        </text:list-item>
        <text:list-item>
          <text:p text:style-name="P5"><text:span text:style-name="Strong_20_Emphasis">Посещайте онлайн-курсы:</text:span> Интерактивные курсы обычно помогают лучше усвоить материал.</text:p>
        </text:list-item>
        <text:list-item>
          <text:p text:style-name="P5"><text:span text:style-name="Strong_20_Emphasis">Смотрите видеоуроки:</text:span> Визуальные материалы могут помочь лучше понять сложные темы.</text:p>
        </text:list-item>
        <text:list-item>
          <text:p text:style-name="P12"><text:span text:style-name="Strong_20_Emphasis">Пользуйтесь официальной документацией:</text:span> MDN Web Docs - отличный источник информации о JavaScript.</text:p>
        </text:list-item>
      </text:list>
      <text:h text:style-name="P16" text:outline-level="3">Практические применения:</text:h>
      <text:list xml:id="list8946073422898456373" text:style-name="L4">
        <text:list-item>
          <text:p text:style-name="P6"><text:span text:style-name="Strong_20_Emphasis">Разработка маленьких проектов:</text:span> Начните с чего-то простого и постепенно увеличивайте сложность проектов.</text:p>
        </text:list-item>
        <text:list-item>
          <text:p text:style-name="P6"><text:span text:style-name="Strong_20_Emphasis">Решайте задачи:</text:span> Задачи на алгоритмы и структуры данных улучшат ваши навыки программирования.</text:p>
        </text:list-item>
        <text:list-item>
          <text:p text:style-name="P6"><text:span text:style-name="Strong_20_Emphasis">Участвуйте в соревнованиях:</text:span> CodeWars, LeetCode, CodeSignal и другие платформы помогут вам улучшить ваш навык кодирования.</text:p>
        </text:list-item>
        <text:list-item>
          <text:p text:style-name="P13"><text:span text:style-name="Strong_20_Emphasis">Создайте портфолио:</text:span> Для отслеживания своего прогресса и предъявления вашего творчества.</text:p>
        </text:list-item>
      </text:list>
      <text:h text:style-name="P16" text:outline-level="3">Продвинутые темы:</text:h>
      <text:list xml:id="list4826172095905512676" text:style-name="L5">
        <text:list-item>
          <text:p text:style-name="P7"><text:span text:style-name="Strong_20_Emphasis">Изучите ES6 и последующие версии:</text:span> Они предоставляют множество новых функций.</text:p>
        </text:list-item>
        <text:list-item>
          <text:p text:style-name="P7"><text:span text:style-name="Strong_20_Emphasis">Глубже изучите асинхронность:</text:span> Понимание промисов и async/await важно для работы с асинхронным кодом.</text:p>
        </text:list-item>
        <text:list-item>
          <text:p text:style-name="P14"><text:span text:style-name="Strong_20_Emphasis">Работа с API:</text:span> Подключение к внешним источникам данных через API поможет в практике.</text:p>
        </text:list-item>
      </text:list>
      <text:h text:style-name="P16" text:outline-level="3"><text:soft-page-break/>Общие советы:</text:h>
      <text:list xml:id="list2738638845089927540" text:style-name="L6">
        <text:list-item>
          <text:p text:style-name="P8"><text:span text:style-name="Strong_20_Emphasis">Постоянно тестируйте свои знания:</text:span> Создавайте и проходите тесты для проверки своего уровня понимания.</text:p>
        </text:list-item>
        <text:list-item>
          <text:p text:style-name="P8"><text:span text:style-name="Strong_20_Emphasis">Пользуйтесь отладчиками:</text:span> Инструменты разработчика помогут разобраться с проблемами в коде.</text:p>
        </text:list-item>
        <text:list-item>
          <text:p text:style-name="P15"><text:span text:style-name="Strong_20_Emphasis">Ставьте перед собой задачи:</text:span> Регулярные цели помогут поддерживать мотивацию.</text:p>
        </text:list-item>
      </text:list>
      <text:p text:style-name="P9">И помните, вы постепенно приобретаете навыки. Не спешите, важно продолжать двигаться вперед, даже если прогресс кажется медленным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4T02:29:54.04</dc:date>
    <meta:document-statistic meta:table-count="0" meta:image-count="0" meta:object-count="0" meta:page-count="2" meta:paragraph-count="32" meta:word-count="296" meta:character-count="2237"/>
    <dc:creator>Dima Wide</dc:creator>
    <meta:user-defined meta:name="Info 1"/>
    <meta:user-defined meta:name="Info 2"/>
    <meta:user-defined meta:name="Info 3"/>
    <meta:user-defined meta:name="Info 4"/>
  </office:meta>
</office:document-meta>
</file>